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, Menlo, Monaco, 'Lucida Console', 'Liberation Mono', 'DejaVu Sans Mono', 'Bitstream Vera Sans Mono', 'Courier New', monospace, serif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variant="normal" fo:text-transform="none" fo:color="#8a4a0b" style:font-name="Consolas" fo:font-size="9pt" fo:letter-spacing="normal" fo:font-style="normal" fo:font-weight="normal" fo:background-color="#eeeeee"/>
    </style:style>
    <style:style style:name="T2" style:family="text">
      <style:text-properties fo:font-variant="normal" fo:text-transform="none" fo:color="#145680" style:font-name="Consolas" fo:font-size="9pt" fo:letter-spacing="normal" fo:font-style="normal" fo:font-weight="normal" fo:background-color="#eeeeee"/>
    </style:style>
    <style:style style:name="T3" style:family="text">
      <style:text-properties fo:font-variant="normal" fo:text-transform="none" fo:color="#000000" style:font-name="Consolas" fo:font-size="9pt" fo:letter-spacing="normal" fo:font-style="normal" fo:font-weight="normal" fo:background-color="#eeee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pan text:style-name="Source_20_Text"><text:span text:style-name="T1">\begin</text:span></text:span><text:span text:style-name="Source_20_Text"><text:span text:style-name="T2">{</text:span></text:span><text:span text:style-name="Source_20_Text"><text:span text:style-name="T3">appendices</text:span></text:span><text:span text:style-name="Source_20_Text"><text:span text:style-name="T2">}</text:span></text:span></text:p>
      <text:p text:style-name="Standard"/>
      <text:p text:style-name="Standard"><text:span text:style-name="Source_20_Text"><text:span text:style-name="T1">\chapter</text:span></text:span><text:span text:style-name="Source_20_Text"><text:span text:style-name="T2">{</text:span></text:span><text:span text:style-name="Source_20_Text"><text:span text:style-name="T3">Code</text:span></text:span><text:span text:style-name="Source_20_Text"><text:span text:style-name="T2">}</text:span></text:span></text:p>
      <text:p text:style-name="Standard"><text:span text:style-name="Source_20_Text"><text:span text:style-name="T2"/></text:span></text:p>
      <text:p text:style-name="Standard"><text:span text:style-name="Source_20_Text"><text:span text:style-name="T2"/></text:span></text:p>
      <text:p text:style-name="Standard"><text:span text:style-name="Source_20_Text"><text:span text:style-name="T2">\chapter{Further appendices}</text:span></text:span></text:p>
      <text:p text:style-name="Standard"/>
      <text:p text:style-name="Standard">Further appendices such as technical documentation can be found on the attached discs.</text:p>
      <text:p text:style-name="Standard"/>
      <text:p text:style-name="Standard"><text:span text:style-name="Source_20_Text"><text:span text:style-name="T1">\end</text:span></text:span><text:span text:style-name="Source_20_Text"><text:span text:style-name="T2">{</text:span></text:span><text:span text:style-name="Source_20_Text"><text:span text:style-name="T3">appendices</text:span></text:span><text:span text:style-name="Source_20_Text"><text:span text:style-name="T2">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, Menlo, Monaco, 'Lucida Console', 'Liberation Mono', 'DejaVu Sans Mono', 'Bitstream Vera Sans Mono', 'Courier New', monospace, serif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3T19:22:29.08</meta:creation-date>
    <dc:date>2013-04-23T21:12:24.31</dc:date>
    <meta:editing-duration>PT1H49M54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1" meta:paragraph-count="5" meta:word-count="18" meta:character-count="162"/>
  </office:meta>
</office:document-meta>
</file>